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e1e5e" officeooo:paragraph-rsid="000e1e5e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Preformatted_20_Text" style:master-page-name="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style:page-number="auto" fo:background-color="transparent"/>
      <style:text-properties style:font-name="Times New Roman" fo:font-size="14pt" fo:language="ru" fo:country="RU" fo:font-style="normal" fo:font-weight="normal" officeooo:rsid="000e1e5e" officeooo:paragraph-rsid="000e1e5e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Preformatted_20_Text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e1e5e" officeooo:paragraph-rsid="000e1e5e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6pt" fo:language="ru" fo:country="RU" fo:font-weight="bold" officeooo:rsid="000c2046" officeooo:paragraph-rsid="000c2046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top="0.101cm" fo:margin-bottom="0.101cm" loext:contextual-spacing="false" fo:line-height="0.882cm" fo:text-align="center" style:justify-single-word="false"/>
      <style:text-properties style:font-name="Times New Roman" fo:font-size="16pt" fo:language="ru" fo:country="RU" fo:font-weight="bold" officeooo:rsid="000c2046" officeooo:paragraph-rsid="000c2046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margin-top="0.101cm" fo:margin-bottom="0.101cm" loext:contextual-spacing="false" fo:line-height="20.108cm" fo:text-align="center" style:justify-single-word="false"/>
      <style:text-properties style:font-name="Times New Roman" fo:font-size="16pt" fo:language="ru" fo:country="RU" fo:font-weight="normal" officeooo:rsid="000c2046" officeooo:paragraph-rsid="000c2046" style:font-size-asian="16pt" style:font-weight-asian="normal" style:font-size-complex="16pt" style:font-weight-complex="normal"/>
    </style:style>
    <style:style style:name="P7" style:family="paragraph" style:parent-style-name="Preformatted_20_Text">
      <style:paragraph-properties fo:margin-top="0.101cm" fo:margin-bottom="0.101cm" loext:contextual-spacing="false" fo:line-height="0.882cm" fo:text-align="center" style:justify-single-word="false"/>
      <style:text-properties style:font-name="Times New Roman" fo:font-size="16pt" fo:language="ru" fo:country="RU" fo:font-weight="normal" officeooo:rsid="000c2046" officeooo:paragraph-rsid="000c2046" style:font-size-asian="16pt" style:font-weight-asian="normal" style:font-size-complex="16pt" style:font-weight-complex="normal"/>
    </style:style>
    <style:style style:name="P8" style:family="paragraph" style:parent-style-name="Preformatted_20_Text">
      <style:paragraph-properties fo:margin-top="0.101cm" fo:margin-bottom="0.101cm" loext:contextual-spacing="false" fo:line-height="0.529cm" fo:text-align="start" style:justify-single-word="false"/>
      <style:text-properties style:font-name="Times New Roman" fo:font-size="14pt" fo:language="ru" fo:country="RU" fo:font-style="italic" fo:font-weight="bold" officeooo:rsid="000cb4c3" officeooo:paragraph-rsid="000cb4c3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Preformatted_20_Text">
      <style:paragraph-properties fo:margin-top="0.101cm" fo:margin-bottom="0.101cm" loext:contextual-spacing="false" fo:line-height="0.529cm" fo:text-align="start" style:justify-single-word="false"/>
      <style:text-properties style:font-name="Times New Roman" fo:font-size="14pt" fo:language="ru" fo:country="RU" fo:font-style="normal" fo:font-weight="normal" officeooo:rsid="000cb4c3" officeooo:paragraph-rsid="000cb4c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List_20_Paragraph" style:list-style-name="WWNum3" style:master-page-name="">
      <loext:graphic-properties draw:fill="none"/>
      <style:paragraph-properties fo:margin-left="1cm" fo:margin-right="0cm" fo:margin-top="0cm" fo:margin-bottom="0.282cm" loext:contextual-spacing="true" fo:text-indent="-0.6cm" style:auto-text-indent="false" style:page-number="auto" fo:background-color="transparent"/>
      <style:text-properties style:font-name="Times New Roman" fo:font-size="14pt" officeooo:rsid="00141965" officeooo:paragraph-rsid="00141965" style:font-size-asian="14pt" style:font-name-complex="Times New Roman1" style:font-size-complex="14pt"/>
    </style:style>
    <style:style style:name="P11" style:family="paragraph" style:parent-style-name="List_20_Paragraph" style:list-style-name="WWNum3">
      <loext:graphic-properties draw:fill="none"/>
      <style:paragraph-properties fo:margin-left="1cm" fo:margin-right="0cm" fo:margin-top="0cm" fo:margin-bottom="0.282cm" loext:contextual-spacing="true" fo:text-indent="-0.6cm" style:auto-text-indent="false" fo:background-color="transparent"/>
      <style:text-properties style:font-name="Times New Roman" fo:font-size="14pt" officeooo:rsid="00141965" officeooo:paragraph-rsid="00141965" style:font-size-asian="14pt" style:font-name-complex="Times New Roman1" style:font-size-complex="14pt"/>
    </style:style>
    <style:style style:name="P12" style:family="paragraph" style:parent-style-name="List_20_Paragraph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style:font-name="Times New Roman" fo:font-size="14pt" fo:font-style="italic" fo:font-weight="bold" officeooo:rsid="00141965" officeooo:paragraph-rsid="00141965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3" style:family="paragraph" style:parent-style-name="List_20_Paragraph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style:font-name="Times New Roman" fo:font-size="14pt" fo:font-style="italic" fo:font-weight="bold" officeooo:rsid="0011f40f" officeooo:paragraph-rsid="00141965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style:font-name="Times New Roman" fo:font-size="14pt" fo:font-style="normal" fo:font-weight="normal" officeooo:rsid="00141965" officeooo:paragraph-rsid="0014196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Preformatted_20_Text">
      <style:paragraph-properties fo:margin-top="0.101cm" fo:margin-bottom="0.101cm" loext:contextual-spacing="false" fo:line-height="0.529cm" fo:text-align="start" style:justify-single-word="false"/>
      <style:text-properties style:font-name="Times New Roman" fo:font-size="14pt" fo:language="ru" fo:country="RU" fo:font-style="italic" fo:font-weight="bold" officeooo:rsid="00135476" officeooo:paragraph-rsid="00135476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Preformatted_20_Text">
      <style:paragraph-properties fo:margin-top="0.101cm" fo:margin-bottom="0.101cm" loext:contextual-spacing="false" fo:line-height="0.529cm" fo:text-align="start" style:justify-single-word="false"/>
      <style:text-properties style:font-name="Times New Roman" fo:font-size="14pt" fo:language="ru" fo:country="RU" fo:font-style="normal" fo:font-weight="normal" officeooo:rsid="000cb4c3" officeooo:paragraph-rsid="000cb4c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Preformatted_20_Text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e1e5e" officeooo:paragraph-rsid="000e1e5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Preformatted_20_Text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141965" officeooo:paragraph-rsid="00141965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>
      <loext:graphic-properties draw:fill="none"/>
      <style:paragraph-properties fo:margin-left="0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italic" fo:font-weight="bold" officeooo:rsid="00141965" officeooo:paragraph-rsid="00141965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.101cm" fo:margin-bottom="0.101cm" loext:contextual-spacing="false" fo:line-height="0.529cm" fo:text-align="start" style:justify-single-word="false" fo:text-indent="0cm" style:auto-text-indent="false" style:page-number="auto" fo:background-color="transparent"/>
      <style:text-properties style:font-name="Times New Roman" fo:font-size="14pt" fo:language="ru" fo:country="RU" fo:font-style="italic" fo:font-weight="bold" officeooo:rsid="00141965" officeooo:paragraph-rsid="00141965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 style:list-style-name="WWNum3">
      <style:text-properties style:font-name="Times New Roman" fo:font-size="14pt" officeooo:paragraph-rsid="0012d587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4pt" fo:font-style="normal" fo:font-weight="normal" officeooo:rsid="00141965" officeooo:paragraph-rsid="0014196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Standard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style:font-name="Times New Roman" fo:font-size="14pt" fo:font-style="italic" fo:font-weight="bold" officeooo:rsid="0012d587" officeooo:paragraph-rsid="0012d587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1f40f" style:font-size-asian="14pt" style:font-name-complex="Times New Roman1" style:font-size-complex="14pt"/>
    </style:style>
    <style:style style:name="T3" style:family="text">
      <style:text-properties officeooo:rsid="0012d587"/>
    </style:style>
    <style:style style:name="T4" style:family="text">
      <style:text-properties officeooo:rsid="00135476"/>
    </style:style>
    <style:style style:name="T5" style:family="text">
      <style:text-properties officeooo:rsid="001419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ехническое задание на разработку <text:span text:style-name="T4">сайта</text:span></text:p>
      <text:p text:style-name="P5">«Продвижение услуг интернет компаний»</text:p>
      <text:p text:style-name="P6">Заказчик «ООО выдуманная фирма»</text:p>
      <text:p text:style-name="P7"/>
      <text:p text:style-name="P7"/>
      <text:p text:style-name="P7"/>
      <text:p text:style-name="P15"><text:soft-page-break/>Введение</text:p>
      <text:p text:style-name="P9">В документе содержится техническое задание для разработки <text:span text:style-name="T4">сайта <text:tab/></text:span> интернет — компании по продвижению услуг. </text:p>
      <text:p text:style-name="P8">Назначение </text:p>
      <text:p text:style-name="P9">Задачами в данном проекте является <text:span text:style-name="T5">оформление заявок и прямые продажи</text:span>:</text:p>
      <text:p text:style-name="P19">Структура и описание</text:p>
      <text:p text:style-name="P1">Необходимо реализовать <text:span text:style-name="T5">выбор территории</text:span> и <text:span text:style-name="T5">чек — листы для агентов</text:span>:</text:p>
      <text:p text:style-name="P2">- <text:span text:style-name="T5">Вкладка с планом работы</text:span></text:p>
      <text:p text:style-name="P3">- <text:span text:style-name="T5">Вкладка с пояснением услуг</text:span></text:p>
      <text:p text:style-name="P3">- <text:span text:style-name="T5">Вкладка с оформлением заявки</text:span></text:p>
      <text:p text:style-name="P3">- <text:span text:style-name="T5">Обратная связь и техподдержка</text:span></text:p>
      <text:p text:style-name="P18">- Информация об агенте</text:p>
      <text:p text:style-name="P20">Сценарий</text:p>
      <text:list xml:id="list35582778" text:style-name="WWNum3">
        <text:list-header>
          <text:p text:style-name="P10">Сайт будет использоваться для:</text:p>
          <text:p text:style-name="P11"><text:s/>- Активных продаж</text:p>
          <text:p text:style-name="P11"><text:s/>- Для оформления заявок на подключение</text:p>
          <text:p text:style-name="P12">Контент</text:p>
        </text:list-header>
      </text:list>
      <text:p text:style-name="P14">Весь контент на сайте, всё оформление и картинки, а также контент для разделов создается заказчиком</text:p>
      <text:list xml:id="list213305390394253" text:continue-numbering="true" text:style-name="WWNum3">
        <text:list-item>
          <text:list>
            <text:list-header>
              <text:p text:style-name="P13">У<text:span text:style-name="T5">словия</text:span></text:p>
            </text:list-header>
          </text:list>
        </text:list-item>
      </text:list>
      <text:p text:style-name="P22">На создание сайта выделяется 20 рабочих дней. Из них- 5 на создание дизайна, 15 — верстка и программирование, загрузка на хостинг</text:p>
      <text:list xml:id="list213304392226422" text:continue-numbering="true" text:style-name="WWNum3">
        <text:list-item>
          <text:list>
            <text:list-header>
              <text:p text:style-name="P23"/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3T21:33:02.850000000</dc:date>
    <meta:editing-duration>PT52M28S</meta:editing-duration>
    <meta:editing-cycles>16</meta:editing-cycles>
    <meta:generator>LibreOffice/6.3.1.2$Windows_x86 LibreOffice_project/b79626edf0065ac373bd1df5c28bd630b4424273</meta:generator>
    <meta:document-statistic meta:table-count="0" meta:image-count="0" meta:object-count="0" meta:page-count="2" meta:paragraph-count="23" meta:word-count="131" meta:character-count="869" meta:non-whitespace-character-count="757"/>
  </office:meta>
</office:document-meta>
</file>